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1.05cm" style:use-optimal-column-width="false"/>
    </style:style>
    <style:style style:name="co2" style:family="table-column">
      <style:table-column-properties style:column-width="74.725cm" style:use-optimal-column-width="false"/>
    </style:style>
    <style:style style:name="co3" style:family="table-column">
      <style:table-column-properties style:column-width="70.449cm" style:use-optimal-column-width="false"/>
    </style:style>
    <style:style style:name="co4" style:family="table-column">
      <style:table-column-properties style:column-width="7.126cm" style:use-optimal-column-width="false"/>
    </style:style>
    <style:style style:name="co5" style:family="table-column">
      <style:table-column-properties style:column-width="130.539cm" style:use-optimal-column-width="false"/>
    </style:style>
    <style:style style:name="co6" style:family="table-column">
      <style:table-column-properties style:column-width="138.275cm" style:use-optimal-column-width="false"/>
    </style:style>
    <style:style style:name="ro1" style:family="table-row">
      <style:table-row-properties style:row-height="15.535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text-properties fo:font-size="200pt" fo:font-weight="bold" style:font-size-asian="200pt" style:font-weight-asian="bold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4" style:family="table-cell">
      <loext:graphic-properties draw:textarea-vertical-align="middle"/>
      <style:text-properties fo:font-size="200pt" style:font-size-asian="200pt" style:font-size-complex="200pt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6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P1" style:family="paragraph">
      <style:paragraph-properties fo:margin-left="1.5cm" fo:margin-right="1.5cm" fo:margin-top="1.5cm" fo:margin-bottom="1.5cm" fo:line-height="100%" fo:text-align="center" fo:text-indent="0cm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line-height="100%" fo:text-align="center" fo:text-indent="0cm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margin-left="1.5cm" fo:margin-right="1.5cm" fo:margin-top="1.5cm" fo:margin-bottom="1.5cm" fo:line-height="100%" fo:text-align="center" fo:text-indent="0cm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4" style:family="paragraph">
      <style:paragraph-properties fo:margin-left="1.5cm" fo:margin-right="1.5cm" fo:margin-top="1.5cm" fo:margin-bottom="1.5cm" fo:line-height="100%" fo:text-align="justify" fo:text-indent="0cm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43.213cm" svg:height="158.21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 table:default-cell-style-name="ce1">
              <table:table-cell table:number-columns-spanned="2">
                <text:p text:style-name="P1">ہائے ہائے علی اکبر، ہائے ہائے علی اکبر</text:p>
              </table:table-cell>
              <table:covered-table-cell/>
              <table:table-cell table:number-columns-spanned="2">
                <text:p text:style-name="P1">کہتی تھی یہ ماں خون بھری میت سے لپٹ کر</text:p>
              </table:table-cell>
              <table:covered-table-cell table:style-name="ce2"/>
              <table:table-cell table:style-name="ce3" table:number-columns-spanned="2">
                <text:p text:style-name="P2">Kehti thi yeh maan khoon bhari mayyat se lipat kar<text:line-break/>Haye haye Ali Akbar Haye haye Ali Akbar</text:p>
              </table:table-cell>
              <table:covered-table-cell table:style-name="ce3"/>
              <table:table-cell table:style-name="ce4"/>
            </table:table-row>
            <table:table-row table:style-name="ro2" table:default-cell-style-name="ce5">
              <table:table-cell>
                <text:p text:style-name="P3">2</text:p>
              </table:table-cell>
              <table:table-cell table:style-name="ce6">
                <text:p text:style-name="P4">اتنا تو ذرا ٹھہرو تمہیں دولہا بنا لوں<text:line-break/>بس ایک جھلک سہرے کی صغری کو دکھا لوں<text:line-break/>بے چین تھی خواہر</text:p>
              </table:table-cell>
              <table:table-cell table:style-name="ce6">
                <text:p text:style-name="P4">ارمان تھا پہناؤں گی پوشاک شاہانی<text:line-break/>افسوس کہ راس آئی نہ تجھ کو یہ جوانی<text:line-break/>کیسا تھا مقدر</text:p>
              </table:table-cell>
              <table:table-cell>
                <text:p text:style-name="P3">1</text:p>
              </table:table-cell>
              <table:table-cell table:style-name="ce3">
                <text:p text:style-name="P2">Armaan tha pehnaungi poshak shahani<text:line-break/>Afsos ke raas aayi na tujhko ye jawani<text:line-break/>Kaisa tha muqaddar</text:p>
              </table:table-cell>
              <table:table-cell table:style-name="ce3">
                <text:p text:style-name="P2">Itna to zara thehro tumhen dulha bana lu<text:line-break/>Bas aik jhalak sehre ki Sughra ko dikhalun<text:line-break/>Be chain thi khwahar</text:p>
              </table:table-cell>
              <table:table-cell>
                <text:p text:style-name="P3">2</text:p>
              </table:table-cell>
            </table:table-row>
            <table:table-row table:style-name="ro2" table:default-cell-style-name="ce5">
              <table:table-cell>
                <text:p text:style-name="P3">4</text:p>
              </table:table-cell>
              <table:table-cell table:style-name="ce6">
                <text:p text:style-name="P4">ماں تیری جدائی میں بھلا کیسے جیئے گی<text:line-break/>مرجائے گی صغری جو خبر تیری سنے گی<text:line-break/>اب کیا کروں جی کر</text:p>
              </table:table-cell>
              <table:table-cell table:style-name="ce6">
                <text:p text:style-name="P4">اٹھارہ برس پال کے پروان چڑھایا<text:line-break/>وہ گیسوؤں والا ہے میرا خون میں نہایا<text:line-break/>یہ کیا ہوا دلبر</text:p>
              </table:table-cell>
              <table:table-cell>
                <text:p text:style-name="P3">3</text:p>
              </table:table-cell>
              <table:table-cell table:style-name="ce3">
                <text:p text:style-name="P2">Athaara baras paal ke parwaan charaya<text:line-break/>Wo gaysuon wala hai mera khoon me nahaya<text:line-break/>Ye kya hua dilbar</text:p>
              </table:table-cell>
              <table:table-cell table:style-name="ce3">
                <text:p text:style-name="P2">Maa teri judai me bhala kaise jiyegi<text:line-break/>Mar jayegi Sughra jo khabar teri sunegi<text:line-break/>Ab kya karun ji kar</text:p>
              </table:table-cell>
              <table:table-cell>
                <text:p text:style-name="P3">4</text:p>
              </table:table-cell>
            </table:table-row>
            <table:table-row table:style-name="ro2" table:default-cell-style-name="ce5">
              <table:table-cell>
                <text:p text:style-name="P3">6</text:p>
              </table:table-cell>
              <table:table-cell table:style-name="ce6">
                <text:p text:style-name="P4">ٹھہرو کہ میں اٹھارویں منت تو بڑھا دوں<text:line-break/>پھر لے کے بلائیں تجھے جینے کی دعا دوں<text:line-break/>صدقے ہو یہ مادر</text:p>
              </table:table-cell>
              <table:table-cell table:style-name="ce6">
                <text:p text:style-name="P4">کرتی تھی زیارت میں پیمبر کی تجھی سے<text:line-break/>اب گھر میں کسے دوں گی میں تشبیہ نبی سے<text:line-break/>ہم شکل پیمبر</text:p>
              </table:table-cell>
              <table:table-cell>
                <text:p text:style-name="P3">5</text:p>
              </table:table-cell>
              <table:table-cell table:style-name="ce3">
                <text:p text:style-name="P2">Karti thi ziyarat mai payambar ki tujhhi se<text:line-break/>Ab ghar mei kise dungi mai tashbih nabi se<text:line-break/>Ham shakal e payambar</text:p>
              </table:table-cell>
              <table:table-cell table:style-name="ce3">
                <text:p text:style-name="P2">Thehro keh main atharwin mannat to barha dun<text:line-break/>Phir le ke balaein tujhey jeene ki dua dun<text:line-break/>Sadqay ho ye madar</text:p>
              </table:table-cell>
              <table:table-cell>
                <text:p text:style-name="P3">6</text:p>
              </table:table-cell>
            </table:table-row>
            <table:table-row table:style-name="ro2" table:default-cell-style-name="ce5">
              <table:table-cell>
                <text:p text:style-name="P3">8</text:p>
              </table:table-cell>
              <table:table-cell table:style-name="ce6">
                <text:p text:style-name="P4">تم ہچکیاں لے لے کے جو دم توڑ رہے ہو<text:line-break/>منہ ماں سے ہمیشہ کے لیے موڑ رہے ہو<text:line-break/>کیوں روٹھے ہو دلبر</text:p>
              </table:table-cell>
              <table:table-cell table:style-name="ce6">
                <text:p text:style-name="P4">پہلے تو اک آواز پہ اٹھ جاتے تھے بیٹا<text:line-break/>اب اتنی صداؤں پہ بھی پہلو نہیں بدلا<text:line-break/>کیا ہو گیا دلبر</text:p>
              </table:table-cell>
              <table:table-cell>
                <text:p text:style-name="P3">7</text:p>
              </table:table-cell>
              <table:table-cell table:style-name="ce3">
                <text:p text:style-name="P2">Pehle tu ik aawaz pe uth jate thai beta<text:line-break/>Ab itni sadaon pe bhi pehlu nahi badla<text:line-break/>Kya ho gaya dilbar</text:p>
              </table:table-cell>
              <table:table-cell table:style-name="ce3">
                <text:p text:style-name="P2">Tum hichkiyan le le ke jo dam tor rahe ho<text:line-break/>Mun maan se hamesha ke liye mor rahe ho<text:line-break/>Kyun ruthe ho dilbar</text:p>
              </table:table-cell>
              <table:table-cell>
                <text:p text:style-name="P3">8</text:p>
              </table:table-cell>
            </table:table-row>
            <table:table-row table:style-name="ro2" table:default-cell-style-name="ce5">
              <table:table-cell>
                <text:p text:style-name="P3">10</text:p>
              </table:table-cell>
              <table:table-cell table:style-name="ce6">
                <text:p text:style-name="P4">جب کوئی جواں لاش نظر آتی ہے محشر<text:line-break/>اک یاد سوئے کربوبلا جاتی ہے محشر<text:line-break/>دل روتا ہے کہہ کر</text:p>
              </table:table-cell>
              <table:table-cell table:style-name="ce6">
                <text:p text:style-name="P4">آئیں جو ہمیں لوٹنے خیمے میں ستم گر<text:line-break/>ماں دے گی صدائیں علی اکبر علی اکبر<text:line-break/>چھن جائے گی چادر</text:p>
              </table:table-cell>
              <table:table-cell>
                <text:p text:style-name="P3">9</text:p>
              </table:table-cell>
              <table:table-cell table:style-name="ce3">
                <text:p text:style-name="P2">Aayen jo hame lootne khaime me sitamgar<text:line-break/>Maan de gi sadayen Ali Akbar Ali Akbar<text:line-break/>Chin jayegi chadar</text:p>
              </table:table-cell>
              <table:table-cell table:style-name="ce3">
                <text:p text:style-name="P2">Jab koi jawaan laash nazar hai Mehshar<text:line-break/>Ek yaad suy-e-karbobala jaati hai Mehshar<text:line-break/>Dil rota hai kehkar</text:p>
              </table:table-cell>
              <table:table-cell>
                <text:p text:style-name="P3">1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43.21cm" fo:page-height="158.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03:26.308741400</dc:date>
    <meta:editing-duration>PT52M9S</meta:editing-duration>
    <meta:editing-cycles>15</meta:editing-cycles>
    <meta:generator>LibreOffice/25.2.4.3$Windows_X86_64 LibreOffice_project/33e196637044ead23f5c3226cde09b47731f7e27</meta:generator>
    <meta:document-statistic meta:object-count="1"/>
  </office:meta>
</office:document-meta>
</file>